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e3326"/>
    </style:style>
    <style:style style:name="P2" style:family="paragraph" style:parent-style-name="Text_20_body" style:list-style-name="L10">
      <style:text-properties officeooo:paragraph-rsid="000e3326"/>
    </style:style>
    <style:style style:name="P3" style:family="paragraph" style:parent-style-name="Text_20_body" style:list-style-name="L11">
      <style:text-properties officeooo:paragraph-rsid="000e3326"/>
    </style:style>
    <style:style style:name="P4" style:family="paragraph" style:parent-style-name="Text_20_body" style:list-style-name="L12">
      <style:text-properties officeooo:paragraph-rsid="000e3326"/>
    </style:style>
    <style:style style:name="P5" style:family="paragraph" style:parent-style-name="Text_20_body" style:list-style-name="L13">
      <style:text-properties officeooo:paragraph-rsid="000e3326"/>
    </style:style>
    <style:style style:name="P6" style:family="paragraph" style:parent-style-name="Text_20_body" style:list-style-name="L14">
      <style:text-properties officeooo:paragraph-rsid="000e3326"/>
    </style:style>
    <style:style style:name="P7" style:family="paragraph" style:parent-style-name="Text_20_body" style:list-style-name="L15">
      <style:text-properties officeooo:paragraph-rsid="000e3326"/>
    </style:style>
    <style:style style:name="P8" style:family="paragraph" style:parent-style-name="Text_20_body" style:list-style-name="L16">
      <style:text-properties officeooo:paragraph-rsid="000e3326"/>
    </style:style>
    <style:style style:name="P9" style:family="paragraph" style:parent-style-name="Text_20_body" style:list-style-name="L17">
      <style:text-properties officeooo:paragraph-rsid="000e3326"/>
    </style:style>
    <style:style style:name="P10" style:family="paragraph" style:parent-style-name="Text_20_body" style:list-style-name="L18">
      <style:text-properties officeooo:paragraph-rsid="000e3326"/>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e3326" style:text-blinking="false" fo:background-color="transparent"/>
    </style:style>
    <style:style style:name="P13" style:family="paragraph" style:parent-style-name="Text_20_body" style:list-style-name="L1">
      <style:paragraph-properties fo:margin-top="0cm" fo:margin-bottom="0cm" loext:contextual-spacing="false" fo:line-height="138%" style:writing-mode="lr-tb"/>
      <style:text-properties officeooo:paragraph-rsid="000e3326"/>
    </style:style>
    <style:style style:name="P14" style:family="paragraph" style:parent-style-name="Text_20_body" style:list-style-name="L2">
      <style:paragraph-properties fo:margin-top="0cm" fo:margin-bottom="0cm" loext:contextual-spacing="false" fo:line-height="138%" style:writing-mode="lr-tb"/>
      <style:text-properties officeooo:paragraph-rsid="000e3326"/>
    </style:style>
    <style:style style:name="P15" style:family="paragraph" style:parent-style-name="Text_20_body" style:list-style-name="L3">
      <style:paragraph-properties fo:margin-top="0cm" fo:margin-bottom="0cm" loext:contextual-spacing="false" fo:line-height="138%" style:writing-mode="lr-tb"/>
      <style:text-properties officeooo:paragraph-rsid="000e3326"/>
    </style:style>
    <style:style style:name="P16" style:family="paragraph" style:parent-style-name="Text_20_body" style:list-style-name="L4">
      <style:paragraph-properties fo:margin-top="0cm" fo:margin-bottom="0cm" loext:contextual-spacing="false" fo:line-height="138%" style:writing-mode="lr-tb"/>
      <style:text-properties officeooo:paragraph-rsid="000e3326"/>
    </style:style>
    <style:style style:name="P17" style:family="paragraph" style:parent-style-name="Text_20_body" style:list-style-name="L5">
      <style:paragraph-properties fo:margin-top="0cm" fo:margin-bottom="0cm" loext:contextual-spacing="false" fo:line-height="138%" style:writing-mode="lr-tb"/>
      <style:text-properties officeooo:paragraph-rsid="000e3326"/>
    </style:style>
    <style:style style:name="P18" style:family="paragraph" style:parent-style-name="Text_20_body" style:list-style-name="L6">
      <style:paragraph-properties fo:margin-top="0cm" fo:margin-bottom="0cm" loext:contextual-spacing="false" fo:line-height="138%" style:writing-mode="lr-tb"/>
      <style:text-properties officeooo:paragraph-rsid="000e3326"/>
    </style:style>
    <style:style style:name="P19" style:family="paragraph" style:parent-style-name="Text_20_body" style:list-style-name="L7">
      <style:paragraph-properties fo:margin-top="0cm" fo:margin-bottom="0cm" loext:contextual-spacing="false" fo:line-height="138%" style:writing-mode="lr-tb"/>
      <style:text-properties officeooo:paragraph-rsid="000e3326"/>
    </style:style>
    <style:style style:name="P20" style:family="paragraph" style:parent-style-name="Text_20_body" style:list-style-name="L8">
      <style:paragraph-properties fo:margin-top="0cm" fo:margin-bottom="0cm" loext:contextual-spacing="false" fo:line-height="138%" style:writing-mode="lr-tb"/>
      <style:text-properties officeooo:paragraph-rsid="000e3326"/>
    </style:style>
    <style:style style:name="P21" style:family="paragraph" style:parent-style-name="Text_20_body">
      <style:paragraph-properties fo:margin-top="0cm" fo:margin-bottom="0cm" loext:contextual-spacing="false" fo:line-height="138%" style:writing-mode="lr-tb"/>
      <style:text-properties officeooo:paragraph-rsid="000e3326"/>
    </style:style>
    <style:style style:name="P22" style:family="paragraph" style:parent-style-name="Text_20_body" style:list-style-name="L9">
      <style:paragraph-properties fo:margin-top="0cm" fo:margin-bottom="0cm" loext:contextual-spacing="false" fo:line-height="138%" style:writing-mode="lr-tb"/>
      <style:text-properties officeooo:paragraph-rsid="000e3326"/>
    </style:style>
    <style:style style:name="T1" style:family="text">
      <style:text-properties officeooo:rsid="0007d0ab"/>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7d0a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8d3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1a3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a2c8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0d035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0d3900"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0e3326"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115af758-7fff-7657-3023-a40e350fd40f"/>Experimento 1, con población=100,w=1000, C1=6, C2=24: </text:p>
      <text:list xml:id="list57591295" text:style-name="L1">
        <text:list-item>
          <text:p text:style-name="P13"><text:span text:style-name="T2">los datos nos logran dar una aproximación acotada dentro de las [50,100] épocas </text:span></text:p>
        </text:list-item>
        <text:list-item>
          <text:p text:style-name="P13"><text:span text:style-name="T2">con un comportamiento errático en la vecindad inferior de 1 en la ponderación, </text:span></text:p>
        </text:list-item>
        <text:list-item>
          <text:p text:style-name="P13"><text:span text:style-name="T2">se distinguen 4 peak’s donde las evaluaciones se disparan, </text:span></text:p>
        </text:list-item>
        <text:list-item>
          <text:p text:style-name="P13"><text:span text:style-name="T2">convergencia prematura se distinguen 3 peak’s, dichos peak’s son considerados fuera de la zona errática, </text:span></text:p>
        </text:list-item>
        <text:list-item>
          <text:p text:style-name="P13"><text:span text:style-name="T2">no se distinguen convergencias sostenidas.</text:span></text:p>
        </text:list-item>
      </text:list>
      <text:p text:style-name="Text_20_body"/>
      <text:p text:style-name="P12">Experimento 2, con población=100, w=2000, C1=13.5, C2=16.5: </text:p>
      <text:list xml:id="list2999728615" text:style-name="L2">
        <text:list-item>
          <text:p text:style-name="P14"><text:span text:style-name="T2">se logra distinguir una aproximación acotada en un rango de [50,~125] épocas,</text:span></text:p>
        </text:list-item>
        <text:list-item>
          <text:p text:style-name="P14"><text:span text:style-name="T2">comportamiento errático que comienza en una vecindad inferior cercana 0.8 en ponderación,</text:span></text:p>
        </text:list-item>
        <text:list-item>
          <text:p text:style-name="P14"><text:span text:style-name="T2">se distinguen 7 peak’s donde las evaluaciones se disparan, </text:span></text:p>
        </text:list-item>
        <text:list-item>
          <text:p text:style-name="P14"><text:span text:style-name="T2">convergencia prematura se distinguen 1 peak, dichos peak’s son considerados fuera de la zona errática </text:span></text:p>
        </text:list-item>
        <text:list-item>
          <text:p text:style-name="P14"><text:span text:style-name="T2">se distingue una convergencia sostenida en la vecindad superior a la ponderación 0.4.</text:span></text:p>
        </text:list-item>
      </text:list>
      <text:p text:style-name="Text_20_body"/>
      <text:p text:style-name="P12">Experimento 3, con población=100, w=3000, C1=14, C2=16: </text:p>
      <text:list xml:id="list4152673163" text:style-name="L3">
        <text:list-item>
          <text:p text:style-name="P15"><text:span text:style-name="T2">se ven comportamientos erráticos en gran parte del entrenamiento mostrando una leve aproximación acotada entre [50,~130], </text:span></text:p>
        </text:list-item>
        <text:list-item>
          <text:p text:style-name="P15"><text:span text:style-name="T2">comportamiento errático comienza en la ponderación 0.6, </text:span></text:p>
        </text:list-item>
        <text:list-item>
          <text:p text:style-name="P15"><text:span text:style-name="T2">se distinguen 3 peak’s donde las evaluaciones se disparan, </text:span></text:p>
        </text:list-item>
        <text:list-item>
          <text:p text:style-name="P15"><text:span text:style-name="T2">convergencia prematura se distinguen 2 peaks, dichos peak’s son considerados fuera de la zona errática, </text:span></text:p>
        </text:list-item>
        <text:list-item>
          <text:p text:style-name="P15"><text:span text:style-name="T2">se logra distinguir una ligera convergencia sostenida entre la vecindad de ponderación 0.5.</text:span></text:p>
        </text:list-item>
      </text:list>
      <text:p text:style-name="Text_20_body"/>
      <text:p text:style-name="P12">Experimento 4, con población=150, w=1000, C1=11, C2=19: </text:p>
      <text:list xml:id="list1079548239" text:style-name="L4">
        <text:list-item>
          <text:p text:style-name="P16"><text:span text:style-name="T2">se logra ver una convergencia dentro de un intervalo [~40,~80] épocas, </text:span></text:p>
        </text:list-item>
        <text:list-item>
          <text:p text:style-name="P16"><text:span text:style-name="T2">comportamiento errático a partir de la ponderación 0.7, </text:span></text:p>
        </text:list-item>
        <text:list-item>
          <text:p text:style-name="P16"><text:span text:style-name="T2">se distingue 1 solo peak donde se disparan las épocas, </text:span></text:p>
        </text:list-item>
        <text:list-item>
          <text:p text:style-name="P16"><text:span text:style-name="T2">se ven 3 peak’s de convergencia prematura, dichos peak’s son considerados fuera de la zona errática, </text:span></text:p>
        </text:list-item>
        <text:list-item>
          <text:p text:style-name="P16"><text:span text:style-name="T2">no se ven zonas de convergencia sostenida.</text:span></text:p>
        </text:list-item>
      </text:list>
      <text:p text:style-name="Text_20_body"/>
      <text:p text:style-name="P12">Experimento 5, con población=150, w=2000, C1=17.5, C2=12.5: </text:p>
      <text:list xml:id="list115511839" text:style-name="L5">
        <text:list-item>
          <text:p text:style-name="P17"><text:span text:style-name="T2">se distingue una convergencia notoria en el intervalo de [~47,~110] epocas, </text:span></text:p>
        </text:list-item>
        <text:list-item>
          <text:p text:style-name="P17"><text:span text:style-name="T2">comportamiento errático a partir de la ponderación 0.8, </text:span></text:p>
        </text:list-item>
        <text:list-item>
          <text:p text:style-name="P17"><text:span text:style-name="T2">se distinguen 5 peak’s que disparan las épocas, </text:span></text:p>
        </text:list-item>
        <text:list-item>
          <text:p text:style-name="P17"><text:soft-page-break/><text:span text:style-name="T2">se logra ver un peak ligero de convergencia prematura, dichos peak’s son considerados fuera de la zona errática, </text:span></text:p>
        </text:list-item>
        <text:list-item>
          <text:p text:style-name="P17"><text:span text:style-name="T2">se visibilizan ligeras convergencias sostenidas en la vecindad superior de la ponderación 0.3 y en la vecindad inferior de la ponderación 0.5.</text:span></text:p>
        </text:list-item>
      </text:list>
      <text:p text:style-name="Text_20_body"/>
      <text:p text:style-name="P12">Experimento 6, con poblacion=150, w=4000, C1=20, C2=10: </text:p>
      <text:list xml:id="list3519172018" text:style-name="L6">
        <text:list-item>
          <text:p text:style-name="P18"><text:span text:style-name="T2">se distingue una convergencia notoria en el intervalo [~55,110] </text:span><text:span text:style-name="T3">de épocas</text:span><text:span text:style-name="T2">, </text:span></text:p>
        </text:list-item>
        <text:list-item>
          <text:p text:style-name="P18"><text:span text:style-name="T2">comportamiento errático a partir de la ponderación 0.6, </text:span></text:p>
        </text:list-item>
        <text:list-item>
          <text:p text:style-name="P18"><text:span text:style-name="T2">se distingue 1 solo peak que disparan las evaluaciones, </text:span></text:p>
        </text:list-item>
        <text:list-item>
          <text:p text:style-name="P18"><text:span text:style-name="T2">se observan 3 peaks de leves convergencias prematuras, dichos peaks son considerados fuera de la zona errática, </text:span></text:p>
        </text:list-item>
        <text:list-item>
          <text:p text:style-name="P18"><text:span text:style-name="T2">se distingue una ligera convergencia sostenida en la ponderación en 0.1 y otra en la vecindad inferior de la ponderación 0.4.</text:span></text:p>
        </text:list-item>
      </text:list>
      <text:p text:style-name="Text_20_body"/>
      <text:p text:style-name="P12">Experimento 7, con población=200, w=1000, C1=8.5, C2=21.5: </text:p>
      <text:list xml:id="list2777542550" text:style-name="L7">
        <text:list-item>
          <text:p text:style-name="P19"><text:span text:style-name="T2">se logra ver una convergencia notoria en el intervalo [~30,~85] </text:span><text:span text:style-name="T3">de épocas</text:span><text:span text:style-name="T2">, </text:span></text:p>
        </text:list-item>
        <text:list-item>
          <text:p text:style-name="P19"><text:span text:style-name="T2">comportamiento errático a partir de la ponderación 0.75, </text:span></text:p>
        </text:list-item>
        <text:list-item>
          <text:p text:style-name="P19"><text:span text:style-name="T2">se distinguen 9 peak’s que elevan las evaluaciones, </text:span></text:p>
        </text:list-item>
        <text:list-item>
          <text:p text:style-name="P19"><text:span text:style-name="T2">se ven 6 peak’s de leves convergencias prematuras, dichos peak’s son considerados fuera de la zona errática, </text:span></text:p>
        </text:list-item>
        <text:list-item>
          <text:p text:style-name="P19"><text:span text:style-name="T2">se logra ver una ligera convergencia sostenida en la ponderación de la vecindad inferior en la ponderación 0.1.</text:span></text:p>
        </text:list-item>
      </text:list>
      <text:p text:style-name="Text_20_body"/>
      <text:p text:style-name="P12">Experimento 8, con población=200, w=3000, C1=13.5, C2=16.5: </text:p>
      <text:list xml:id="list2507448126" text:style-name="L8">
        <text:list-item>
          <text:p text:style-name="P20"><text:span text:style-name="T3">se logra ver una convergencia en el intervalo [~45, ~80] épocas, </text:span></text:p>
        </text:list-item>
        <text:list-item>
          <text:p text:style-name="P20"><text:span text:style-name="T3">comportamiento errático a partir de la ponderación 0.8, </text:span></text:p>
        </text:list-item>
        <text:list-item>
          <text:p text:style-name="P20"><text:span text:style-name="T3">se distinguen 7 peak’s que elevan las evaluaciones, </text:span></text:p>
        </text:list-item>
        <text:list-item>
          <text:p text:style-name="P20"><text:span text:style-name="T3">se ven 7 peak’s de convergencias prematuras, dichos peak’s son considerados fuera de la zona errática, </text:span></text:p>
        </text:list-item>
        <text:list-item>
          <text:p text:style-name="P20"><text:span text:style-name="T3">se logra ver una ligera convergencia sostenida en la vecindad de la ponderación 0.4 y otra en la vecindad de la ponderación 0.1.</text:span></text:p>
        </text:list-item>
      </text:list>
      <text:p text:style-name="P11"/>
      <text:p text:style-name="P21"><text:span text:style-name="T2">Experimento 9, con población=200, w=5000,C1=8,C2=22: </text:span></text:p>
      <text:list xml:id="list1961527094" text:style-name="L9">
        <text:list-item>
          <text:p text:style-name="P22"><text:span text:style-name="T2">se logra ver una convergencia en el intervalo [~47,~95] </text:span><text:span text:style-name="T3">de épocas</text:span><text:span text:style-name="T2">, </text:span></text:p>
        </text:list-item>
        <text:list-item>
          <text:p text:style-name="P22"><text:span text:style-name="T2">comportamiento errático a partir de la ponderación 0.85, </text:span></text:p>
        </text:list-item>
        <text:list-item>
          <text:p text:style-name="P22"><text:span text:style-name="T2">se distinguen 4 peak’s que elevan las </text:span><text:span text:style-name="T3">épocas</text:span><text:span text:style-name="T2">, </text:span></text:p>
        </text:list-item>
        <text:list-item>
          <text:p text:style-name="P22"><text:soft-page-break/><text:span text:style-name="T2">se distinguen 2 peak’s de convergencias prematuras, dichos peak’s son considerados fuera de la zona errática, </text:span></text:p>
        </text:list-item>
        <text:list-item>
          <text:p text:style-name="P22"><text:span text:style-name="T2">se logra ver una ligera convergencia sostenida en la vecindad de la ponderación 0.2 y otra ligera convergencia sostenida en la vecindad inferior de la ponderación 0.7.</text:span></text:p>
        </text:list-item>
      </text:list>
      <text:p text:style-name="P1"><text:line-break/><text:span text:style-name="T2">Experimento </text:span><text:span text:style-name="T3">10</text:span><text:span text:style-name="T2">, con población=</text:span><text:span text:style-name="T3">250</text:span><text:span text:style-name="T2">, w=</text:span><text:span text:style-name="T3">2</text:span><text:span text:style-name="T2">000, C1=</text:span><text:span text:style-name="T3">10.5</text:span><text:span text:style-name="T2">,C2=</text:span><text:span text:style-name="T3">19.5: </text:span></text:p>
      <text:list xml:id="list784402610" text:style-name="L10">
        <text:list-item>
          <text:p text:style-name="P2"><text:span text:style-name="T3">se logra ver una notoria convergencia dentro del intervalo [~35,~75] de épocas,</text:span></text:p>
        </text:list-item>
        <text:list-item>
          <text:p text:style-name="P2"><text:span text:style-name="T3">comportamiento errático a partir de la ponderación 0.8, </text:span></text:p>
        </text:list-item>
        <text:list-item>
          <text:p text:style-name="P2"><text:span text:style-name="T3">no se distinguen peak’s que eleven las épocas, </text:span></text:p>
        </text:list-item>
        <text:list-item>
          <text:p text:style-name="P2"><text:span text:style-name="T3">se distinguen 7 peak’s de convergencia prematura, </text:span><text:span text:style-name="T4">dichos peak’s están fuera de la zona errática</text:span><text:span text:style-name="T3">, </text:span></text:p>
        </text:list-item>
        <text:list-item>
          <text:p text:style-name="P2"><text:span text:style-name="T3">se logra ver una convergencia sostenida a partir dentro del intervalo [~0.3, ~0.5].</text:span></text:p>
        </text:list-item>
      </text:list>
      <text:p text:style-name="P1"><text:span text:style-name="T3"/></text:p>
      <text:p text:style-name="P1"><text:span text:style-name="T3">Experimento 11, con población=250, w=4000, C1=16.5, C2=13.5: </text:span></text:p>
      <text:list xml:id="list314644410" text:style-name="L11">
        <text:list-item>
          <text:p text:style-name="P3"><text:span text:style-name="T3">se logra ver una notoria convergencia dentro del intervalo [~45,</text:span><text:span text:style-name="T4">~85] de épocas, </text:span></text:p>
        </text:list-item>
        <text:list-item>
          <text:p text:style-name="P3"><text:span text:style-name="T9">c</text:span><text:span text:style-name="T4">omportamiento errático comienza a partir de la ponderación 0.75, </text:span></text:p>
        </text:list-item>
        <text:list-item>
          <text:p text:style-name="P3"><text:span text:style-name="T4">no se visualizan peak’s que eleven las épocas, </text:span></text:p>
        </text:list-item>
        <text:list-item>
          <text:p text:style-name="P3"><text:span text:style-name="T4">se ven 3 peak’s de convergencia prematura, </text:span></text:p>
        </text:list-item>
        <text:list-item>
          <text:p text:style-name="P3"><text:span text:style-name="T4">dichos peak’s están fuera de la zona errática, </text:span></text:p>
        </text:list-item>
        <text:list-item>
          <text:p text:style-name="P3"><text:span text:style-name="T4">se logra visualizar una convergencia sostenida en la vecindad inferior de la ponderación 0.1, otra en la vecindad inferior de la ponderación 0.3 ,y en la vecindad inferior de la ponderación 0.6.</text:span></text:p>
        </text:list-item>
      </text:list>
      <text:p text:style-name="P1"><text:span text:style-name="T3"/></text:p>
      <text:p text:style-name="P1"><text:span text:style-name="T3">Experimento 1</text:span><text:span text:style-name="T7">2</text:span><text:span text:style-name="T3">, con población=250, w=</text:span><text:span text:style-name="T4">5</text:span><text:span text:style-name="T3">000, C1=16.5, C2=13.5: </text:span></text:p>
      <text:list xml:id="list4147492155" text:style-name="L12">
        <text:list-item>
          <text:p text:style-name="P4"><text:span text:style-name="T5">se logra ver una aproximación de convergencia notoria en el intervalo [~50,~100] de épocas, </text:span></text:p>
        </text:list-item>
        <text:list-item>
          <text:p text:style-name="P4"><text:span text:style-name="T5">comportamiento errático comienza a partir de la ponderación 0.9, </text:span></text:p>
        </text:list-item>
        <text:list-item>
          <text:p text:style-name="P4"><text:span text:style-name="T5">se observa 1 solo peak que eleva las épocas, </text:span></text:p>
        </text:list-item>
        <text:list-item>
          <text:p text:style-name="P4"><text:span text:style-name="T5">se ven 5 peak’s de convergencia prematura, dichos peak’s están fuera de la zona errática,</text:span></text:p>
        </text:list-item>
        <text:list-item>
          <text:p text:style-name="P4"><text:span text:style-name="T5">se logra visualizar una convergencia sostenida en el intervalo [~0.2,~0.3].</text:span></text:p>
        </text:list-item>
      </text:list>
      <text:p text:style-name="P1"><text:span text:style-name="T3"/></text:p>
      <text:p text:style-name="P1"><text:span text:style-name="T3">Experimento 1</text:span><text:span text:style-name="T7">3</text:span><text:span text:style-name="T3">, con población=</text:span><text:span text:style-name="T5">300</text:span><text:span text:style-name="T3">, w=</text:span><text:span text:style-name="T5">1</text:span><text:span text:style-name="T3">000, C1=</text:span><text:span text:style-name="T5">20</text:span><text:span text:style-name="T3">, C2=</text:span><text:span text:style-name="T5">10</text:span><text:span text:style-name="T3">: </text:span></text:p>
      <text:list xml:id="list2938962742" text:style-name="L13">
        <text:list-item>
          <text:p text:style-name="P5"><text:span text:style-name="T5">se logra ver una aproximación de convergencia en el intervalo [~40,~75] de épocas, </text:span></text:p>
        </text:list-item>
        <text:list-item>
          <text:p text:style-name="P5"><text:span text:style-name="T5">comportamiento errático a partir de la ponderación 0.7, </text:span></text:p>
        </text:list-item>
        <text:list-item>
          <text:p text:style-name="P5"><text:soft-page-break/><text:span text:style-name="T5">no se observan peak’s que eleven las evaluaciones, </text:span></text:p>
        </text:list-item>
        <text:list-item>
          <text:p text:style-name="P5"><text:span text:style-name="T5">se ven 6 peak’s de convergencia prematura, </text:span></text:p>
        </text:list-item>
        <text:list-item>
          <text:p text:style-name="P5"><text:span text:style-name="T5">dichos peak’s están fuera de la zona errática, </text:span></text:p>
        </text:list-item>
        <text:list-item>
          <text:p text:style-name="P5"><text:span text:style-name="T5">se logra ver una convergenca sostenida en una vecindad inferior de la ponderación 0.3.</text:span></text:p>
        </text:list-item>
      </text:list>
      <text:p text:style-name="P1"><text:span text:style-name="T3"/></text:p>
      <text:p text:style-name="P1"><text:span text:style-name="T3">Experimento 1</text:span><text:span text:style-name="T7">4</text:span><text:span text:style-name="T3">, con población=</text:span><text:span text:style-name="T5">300</text:span><text:span text:style-name="T3">, w=</text:span><text:span text:style-name="T5">4</text:span><text:span text:style-name="T3">000, C1=</text:span><text:span text:style-name="T5">19</text:span><text:span text:style-name="T3">, C2=</text:span><text:span text:style-name="T5">11</text:span><text:span text:style-name="T3">: </text:span></text:p>
      <text:list xml:id="list2851975777" text:style-name="L14">
        <text:list-item>
          <text:p text:style-name="P6"><text:span text:style-name="T5">se logra ver una aprox</text:span><text:span text:style-name="T6">i</text:span><text:span text:style-name="T5">maci</text:span><text:span text:style-name="T6">ó</text:span><text:span text:style-name="T5">n de convergencia en el intervalo [~50, ~95] en épocas, </text:span></text:p>
        </text:list-item>
        <text:list-item>
          <text:p text:style-name="P6"><text:span text:style-name="T5">comportamiento errático comienza a partir de la ponderación 0.77, </text:span></text:p>
        </text:list-item>
        <text:list-item>
          <text:p text:style-name="P6"><text:span text:style-name="T5">no se observan peak’s que eleven las evaluaciones, </text:span></text:p>
        </text:list-item>
        <text:list-item>
          <text:p text:style-name="P6"><text:span text:style-name="T5">se observan 5 peak’s </text:span><text:span text:style-name="T6">que indican convergencia prematura, </text:span></text:p>
        </text:list-item>
        <text:list-item>
          <text:p text:style-name="P6"><text:span text:style-name="T6">se </text:span><text:span text:style-name="T7">l</text:span><text:span text:style-name="T6">ogra visualizar una leve convergencia sostenida dentro de la vecindad de la ponderación 0.2.</text:span></text:p>
        </text:list-item>
      </text:list>
      <text:p text:style-name="P1"><text:span text:style-name="T3"/></text:p>
      <text:p text:style-name="P1"><text:span text:style-name="T3">Experimento 1</text:span><text:span text:style-name="T7">5</text:span><text:span text:style-name="T3">, con población=</text:span><text:span text:style-name="T5">300</text:span><text:span text:style-name="T3">, w=</text:span><text:span text:style-name="T6">5</text:span><text:span text:style-name="T3">000, C1=</text:span><text:span text:style-name="T6">15.5</text:span><text:span text:style-name="T3">, C2=</text:span><text:span text:style-name="T5">1</text:span><text:span text:style-name="T6">4.5</text:span><text:span text:style-name="T3">:</text:span><text:span text:style-name="T7"> </text:span></text:p>
      <text:list xml:id="list3074711444" text:style-name="L15">
        <text:list-item>
          <text:p text:style-name="P7"><text:span text:style-name="T7">se logra ver una aproximación de convergencia en el intervalo [~50,~90] en épocas, </text:span></text:p>
        </text:list-item>
        <text:list-item>
          <text:p text:style-name="P7"><text:span text:style-name="T7">comportamiento errático comienza a partir de la ponderación 0.87, </text:span></text:p>
        </text:list-item>
        <text:list-item>
          <text:p text:style-name="P7"><text:span text:style-name="T7">no se observan peak’s que eleven las evaluaciones, </text:span></text:p>
        </text:list-item>
        <text:list-item>
          <text:p text:style-name="P7"><text:span text:style-name="T7">se observan 5 peak’s que indican convergencia prematura, </text:span></text:p>
        </text:list-item>
        <text:list-item>
          <text:p text:style-name="P7"><text:span text:style-name="T7">dichos peak’s están fuera de la zona errática, se logra ver una leve convergencia sostenida dentro de la vecindad de la ponderación 0.3.</text:span></text:p>
        </text:list-item>
      </text:list>
      <text:p text:style-name="P1"><text:span text:style-name="T3"/></text:p>
      <text:p text:style-name="P1"><text:span text:style-name="T3">Experimento 1</text:span><text:span text:style-name="T7">6</text:span><text:span text:style-name="T3">, con población=</text:span><text:span text:style-name="T7">4</text:span><text:span text:style-name="T5">00</text:span><text:span text:style-name="T3">, w=</text:span><text:span text:style-name="T7">3</text:span><text:span text:style-name="T3">000, C1=</text:span><text:span text:style-name="T7">8.5</text:span><text:span text:style-name="T3">, C2=</text:span><text:span text:style-name="T7">21.5</text:span><text:span text:style-name="T3">: </text:span></text:p>
      <text:list xml:id="list123127538" text:style-name="L16">
        <text:list-item>
          <text:p text:style-name="P8"><text:span text:style-name="T7">se visualiza una aproximación de convergencia en el intervalo [~35,~75] en épocas, </text:span></text:p>
        </text:list-item>
        <text:list-item>
          <text:p text:style-name="P8"><text:span text:style-name="T7">el comportamiento errático comienza a partir de la vecindad superior en ponderación 0.9, </text:span></text:p>
        </text:list-item>
        <text:list-item>
          <text:p text:style-name="P8"><text:span text:style-name="T7">se observa 1 peak que elevan ligeramente las épocas, </text:span></text:p>
        </text:list-item>
        <text:list-item>
          <text:p text:style-name="P8"><text:span text:style-name="T7">se observan 6 peak’s que indican convergencia prematura, dichos peak’s están fuera de la zona errática, <text:s/></text:span></text:p>
        </text:list-item>
        <text:list-item>
          <text:p text:style-name="P8"><text:span text:style-name="T7">se observan una leve convergencia sostenida dentro de una vecindad en la ponderación de 0.3.</text:span></text:p>
        </text:list-item>
      </text:list>
      <text:p text:style-name="P1"><text:span text:style-name="T3"/></text:p>
      <text:p text:style-name="P1"><text:span text:style-name="T3">Experimento 1</text:span><text:span text:style-name="T8">7</text:span><text:span text:style-name="T3">, con población=</text:span><text:span text:style-name="T7">4</text:span><text:span text:style-name="T5">00</text:span><text:span text:style-name="T3">, w=</text:span><text:span text:style-name="T8">4</text:span><text:span text:style-name="T3">000, C1=</text:span><text:span text:style-name="T8">4</text:span><text:span text:style-name="T7">.5</text:span><text:span text:style-name="T3">, C2=</text:span><text:span text:style-name="T8">24</text:span><text:span text:style-name="T7">.5: </text:span></text:p>
      <text:list xml:id="list2764391239" text:style-name="L17">
        <text:list-item>
          <text:p text:style-name="P9"><text:span text:style-name="T8">se registra una aproximación de convergencia en el intervalo [~40,~75] en épocas, </text:span></text:p>
        </text:list-item>
        <text:list-item>
          <text:p text:style-name="P9"><text:soft-page-break/><text:span text:style-name="T8">el comportamiento errático comienza a partir de la vecindad inferior del ponderador 0.8, </text:span></text:p>
        </text:list-item>
        <text:list-item>
          <text:p text:style-name="P9"><text:span text:style-name="T8">no se observan peak’s que eleven ligeramente las épocas, </text:span></text:p>
        </text:list-item>
        <text:list-item>
          <text:p text:style-name="P9"><text:span text:style-name="T8">se observan 4 peak’s que indican convergencia prematura, dichos peak’s estan fuera de la zona errática, </text:span></text:p>
        </text:list-item>
        <text:list-item>
          <text:p text:style-name="P9"><text:span text:style-name="T8">se observa una leve convergencia sostenida en la vecindad de la ponderación 0.5 y vecindad de la ponderación 0.6. </text:span></text:p>
        </text:list-item>
      </text:list>
      <text:p text:style-name="P1"><text:span text:style-name="T3"/></text:p>
      <text:p text:style-name="P1"><text:span text:style-name="T3">Experimento 1</text:span><text:span text:style-name="T8">8</text:span><text:span text:style-name="T3">, con población=</text:span><text:span text:style-name="T7">4</text:span><text:span text:style-name="T5">00</text:span><text:span text:style-name="T3">, w=</text:span><text:span text:style-name="T8">5</text:span><text:span text:style-name="T3">000, C1=</text:span><text:span text:style-name="T8">9</text:span><text:span text:style-name="T7">.5</text:span><text:span text:style-name="T3">, C2=</text:span><text:span text:style-name="T8">21</text:span><text:span text:style-name="T7">.5: </text:span></text:p>
      <text:list xml:id="list1754835996" text:style-name="L18">
        <text:list-item>
          <text:p text:style-name="P10"><text:span text:style-name="T8">se registra una aproximación de convergencia en el intervalo [~45,~80] de épocas, </text:span></text:p>
        </text:list-item>
        <text:list-item>
          <text:p text:style-name="P10"><text:span text:style-name="T8">el comportamiento errático comienza a partir de la ponderación 0.9, </text:span></text:p>
        </text:list-item>
        <text:list-item>
          <text:p text:style-name="P10"><text:span text:style-name="T8">no se observan peak’s que eleven las épocas, </text:span></text:p>
        </text:list-item>
        <text:list-item>
          <text:p text:style-name="P10"><text:span text:style-name="T8">se observan 2 peak’s que indican convergencia prematura, dichos peak’s se encuentran fuera de la zona errática, </text:span></text:p>
        </text:list-item>
        <text:list-item>
          <text:p text:style-name="P10"><text:span text:style-name="T8">se observan leves convergencias sostenidas en el intervalo de ponderación [0.1,~0.2], luego en [~0.2,~0.4] y por último se observa en [~0.5,0.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2T16:28:58.702480395</meta:creation-date>
    <dc:date>2020-08-22T19:52:19.312517953</dc:date>
    <meta:editing-duration>PT21M26S</meta:editing-duration>
    <meta:editing-cycles>3</meta:editing-cycles>
    <meta:generator>LibreOffice/6.4.5.2$Linux_X86_64 LibreOffice_project/40$Build-2</meta:generator>
    <meta:document-statistic meta:table-count="0" meta:image-count="0" meta:object-count="0" meta:page-count="5" meta:paragraph-count="110" meta:word-count="1338" meta:character-count="8430" meta:non-whitespace-character-count="7203"/>
  </office:meta>
</office:document-meta>
</file>